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4.3cm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4.3cm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draw:stroke="none" svg:stroke-color="#000000" draw:fill="none" draw:fill-color="#ffffff" fo:min-height="0.3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justify"/>
      <style:text-properties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8cm" svg:height="0.9cm" svg:x="7.8cm" svg:y="5cm">
          <text:p text:style-name="P1">1024 KiByt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0.9cm" svg:x="1.4cm" svg:y="2.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8cm" svg:height="0.9cm" svg:x="1.4cm" svg:y="2.3cm">
          <draw:text-box>
            <text:p text:style-name="P2"><text:span text:style-name="T1"><text:s text:c="5"/></text:span><text:span text:style-name="T1">1024 <text:s/>KiByte</text:span></text:p>
          </draw:text-box>
        </draw:frame>
        <draw:custom-shape draw:style-name="gr2" draw:text-style-name="P1" draw:layer="layout" svg:width="4.8cm" svg:height="0.9cm" svg:x="1.4cm" svg:y="3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8cm" svg:height="0.9cm" svg:x="1.4cm" svg:y="3.2cm">
          <draw:text-box>
            <text:p text:style-name="P2"><text:span text:style-name="T1"><text:s text:c="5"/></text:span><text:span text:style-name="T1">1024 <text:s/>KiByte</text:span></text:p>
          </draw:text-box>
        </draw:frame>
        <draw:custom-shape draw:style-name="gr2" draw:text-style-name="P1" draw:layer="layout" svg:width="4.8cm" svg:height="0.9cm" svg:x="1.4cm" svg:y="4.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8cm" svg:height="0.9cm" svg:x="1.4cm" svg:y="4.1cm">
          <draw:text-box>
            <text:p text:style-name="P2"><text:span text:style-name="T1"><text:s text:c="5"/></text:span><text:span text:style-name="T1">1024 <text:s/>KiByte</text:span></text:p>
          </draw:text-box>
        </draw:frame>
        <draw:custom-shape draw:style-name="gr2" draw:text-style-name="P1" draw:layer="layout" svg:width="4.8cm" svg:height="0.9cm" svg:x="1.4cm" svg:y="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8cm" svg:height="0.9cm" svg:x="1.4cm" svg:y="5cm">
          <draw:text-box>
            <text:p text:style-name="P2"><text:span text:style-name="T1"><text:s text:c="5"/></text:span><text:span text:style-name="T1">1024 <text:s/>KiByte</text:span></text:p>
          </draw:text-box>
        </draw:frame>
        <draw:frame draw:style-name="gr4" draw:text-style-name="P4" draw:layer="layout" svg:width="6.9cm" svg:height="1.356cm" svg:x="8cm" svg:y="6.044cm">
          <draw:text-box>
            <text:p><text:span text:style-name="T2">Physikalischer Adressraum</text:span></text:p>
            <text:p/>
          </draw:text-box>
        </draw:frame>
        <draw:line draw:style-name="gr5" draw:text-style-name="P5" draw:layer="layout" svg:x1="6.4cm" svg:y1="4.2cm" svg:x2="7.6cm" svg:y2="5.4cm">
          <text:p/>
        </draw:line>
        <draw:custom-shape draw:style-name="gr2" draw:text-style-name="P1" draw:layer="layout" svg:width="4.8cm" svg:height="0.9cm" svg:x="14.2cm" svg:y="2.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8cm" svg:height="1.361cm" svg:x="14.2cm" svg:y="2.3cm">
          <draw:text-box>
            <text:p text:style-name="P2"><text:span text:style-name="T1">Seite 3</text:span></text:p>
            <text:p text:style-name="P2"><text:span text:style-name="T1"/></text:p>
          </draw:text-box>
        </draw:frame>
        <draw:custom-shape draw:style-name="gr2" draw:text-style-name="P1" draw:layer="layout" svg:width="4.8cm" svg:height="0.9cm" svg:x="14.2cm" svg:y="3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8cm" svg:height="0.9cm" svg:x="14.2cm" svg:y="3.2cm">
          <draw:text-box>
            <text:p text:style-name="P2"><text:span text:style-name="T1">Seite 2</text:span></text:p>
          </draw:text-box>
        </draw:frame>
        <draw:custom-shape draw:style-name="gr2" draw:text-style-name="P1" draw:layer="layout" svg:width="4.8cm" svg:height="0.9cm" svg:x="14.2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5.3cm" svg:height="1.361cm" svg:x="14.2cm" svg:y="4.1cm">
          <draw:text-box>
            <text:p text:style-name="P2"><text:span text:style-name="T1">- In Hauptspeicher-</text:span></text:p>
          </draw:text-box>
        </draw:frame>
        <draw:custom-shape draw:style-name="gr2" draw:text-style-name="P1" draw:layer="layout" svg:width="4.8cm" svg:height="0.9cm" svg:x="14.2cm" svg:y="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8cm" svg:height="0.9cm" svg:x="14.2cm" svg:y="5cm">
          <draw:text-box>
            <text:p text:style-name="P2"><text:span text:style-name="T1">Seite 0</text:span></text:p>
          </draw:text-box>
        </draw:frame>
        <draw:line draw:style-name="gr5" draw:text-style-name="P5" draw:layer="layout" svg:x1="12.8cm" svg:y1="5.5cm" svg:x2="14cm" svg:y2="4.4cm">
          <text:p/>
        </draw:line>
        <draw:frame draw:style-name="gr3" draw:text-style-name="P7" draw:layer="layout" svg:width="4.7cm" svg:height="0.9cm" svg:x="14.4cm" svg:y="5.9cm">
          <draw:text-box>
            <text:p text:style-name="P6"><text:span text:style-name="T2">Ausgelagerte Pageframes</text:span></text:p>
          </draw:text-box>
        </draw:frame>
        <draw:frame draw:style-name="gr3" draw:text-style-name="P7" draw:layer="layout" svg:width="4.5cm" svg:height="0.9cm" svg:x="1.7cm" svg:y="6cm">
          <draw:text-box>
            <text:p text:style-name="P6"><text:span text:style-name="T2">Virtueller Adressrau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7T14:45:36.118673223</meta:creation-date>
    <dc:date>2017-12-17T15:00:33.765997118</dc:date>
    <meta:editing-duration>PT4M37S</meta:editing-duration>
    <meta:editing-cycles>1</meta:editing-cycles>
    <meta:document-statistic meta:object-count="22"/>
    <meta:generator>LibreOffice/5.4.2.2$Linux_X86_64 LibreOffice_project/40m0$Build-2</meta:generator>
  </office:meta>
</office:document-meta>
</file>